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 questions <text:s/>for now, </text:p>
      <text:p text:style-name="Standard"/>
      <text:p text:style-name="Standard">explanation of the mtcs algo, more powerful than first algo min max</text:p>
      <text:p text:style-name="Standard">try the nodes and work on what we know is better from the statistics</text:p>
      <text:p text:style-name="Standard">run the bigger, get the feeback and conclude</text:p>
      <text:p text:style-name="Standard"/>
      <text:p text:style-name="Standard">GPU CPU VS </text:p>
      <text:p text:style-name="Standard">few cash memory for gpu, too long</text:p>
      <text:p text:style-name="Standard">cpu permits to go to deeper in the tree, gpu more node at the same time, gpu better, cpu mpi is better we can run it in all machines. Possible withe open mp, grid5000, nvdvia tecno possible in some machines, no cost of communication, fast, few quick memory, of gpu</text:p>
      <text:p text:style-name="Standard"/>
      <text:p text:style-name="Standard"/>
      <text:p text:style-name="Standard">parallelization root better in the thesis, numbers, on conditions, leaf can be good</text:p>
      <text:p text:style-name="Standard"/>
      <text:p text:style-name="Standard">bibliographie, use zotero bcause he know it it works with writelatex <text:s/>plus video</text:p>
      <text:p text:style-name="Standard"/>
      <text:p text:style-name="Standard">boost works well, similar cplusplus eleven iplementation but partially, cpp come from boost, more finctions on boost/ Sequencing on trees, customasble, list vector anything detailed documentation affectation f memory space rocessing tima poweful, finctionnalities, help with the trees, not worry of ptiising trees class<text:tab/></text:p>
      <text:p text:style-name="Standard"/>
      <text:p text:style-name="Standard">type of pqrqllelisqtion ? Strcutre of gpu use the glocbal memory not enough quick cou dispatch tasks on gpu paralleliza only a small part of the algo one ('è- hundreda cpu, too smallest</text:p>
      <text:p text:style-name="Standard"/>
      <text:p text:style-name="Standard"><text:s/>look further masller</text:p>
      <text:p text:style-name="Standard"/>
      <text:p text:style-name="Standard">cpp in the report, all are working ight now</text:p>
      <text:p text:style-name="Standard">all efficient, root is better</text:p>
      <text:p text:style-name="Standard">dig further, nokos will send a paper on it, because inly one has been inspect</text:p>
      <text:p text:style-name="Standard"/>
      <text:p text:style-name="Standard">just choose one strtegy to be good, and not combine one to bgin.</text:p>
      <text:p text:style-name="Standard">Reddondancy in the strategy/ Do the same path the good ?</text:p>
      <text:p text:style-name="Standard">Combination of more computer and oen version, differents parameters, not interesting for the begnning, we have to do it later, differences beetween stratregy, just the node, or first step, or more</text:p>
      <text:p text:style-name="Standard"/>
      <text:p text:style-name="Standard"/>
      <text:p text:style-name="Standard">zotero work on that because he knows it the other is the same</text:p>
      <text:p text:style-name="Standard"/>
      <text:p text:style-name="Standard">save us a lot of time, already optimisize, <text:s/>make our program run fadter with boost, good documentation, look at this togethernpi useful for most communications beetween machines, especially on the root parallelisation json structure of data someone on it</text:p>
      <text:p text:style-name="Standard"/>
      <text:p text:style-name="Standard">1à pm mon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oit Viguier</meta:initial-creator>
    <meta:creation-date>2014-10-08T15:43:31.16</meta:creation-date>
    <dc:date>2014-10-08T17:38:24.71</dc:date>
    <dc:creator>Benoit Viguier</dc:creator>
    <meta:editing-duration>PT1H54M40S</meta:editing-duration>
    <meta:editing-cycles>27</meta:editing-cycles>
    <meta:generator>OpenOffice/4.1.1$Win32 OpenOffice.org_project/411m6$Build-9775</meta:generator>
    <meta:document-statistic meta:table-count="0" meta:image-count="0" meta:object-count="0" meta:page-count="1" meta:paragraph-count="21" meta:word-count="343" meta:character-count="1991"/>
  </office:meta>
</office:document-meta>
</file>